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74463" officeooo:paragraph-rsid="0017446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4463" officeooo:paragraph-rsid="0017446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4463" officeooo:paragraph-rsid="00174463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74463" officeooo:paragraph-rsid="00174463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88154" officeooo:paragraph-rsid="00188154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a542d" officeooo:paragraph-rsid="001a542d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 from Jason Dion’s Security+ Course</text:p>
      <text:p text:style-name="P1"/>
      <text:p text:style-name="P3">Section 2: Fundamentals of Security</text:p>
      <text:list text:style-name="L1">
        <text:list-item>
          <text:p text:style-name="P4">Security and Usability will always conflict with one another. Too much security = minimal usability, too much freedom = bad security. Need to find a middle ground.</text:p>
        </text:list-item>
        <text:list-item>
          <text:p text:style-name="P4">Information Security – act of protecting data and info from unauthorized access, modification/disruption, disclosure, corruption, or desctruction</text:p>
          <text:list>
            <text:list-item>
              <text:p text:style-name="P4">Information Systems Security – protecting the systems that hold and process critical data</text:p>
            </text:list-item>
          </text:list>
        </text:list-item>
        <text:list-item>
          <text:p text:style-name="P5">CIA</text:p>
          <text:list>
            <text:list-item>
              <text:p text:style-name="P5">Confidentiality – info is only accessible to those w/ appropriate auth</text:p>
            </text:list-item>
            <text:list-item>
              <text:p text:style-name="P5">Integrity – ensures data remains accurate and unaltered</text:p>
            </text:list-item>
            <text:list-item>
              <text:p text:style-name="P5">Availability – ensures info and resources are accessible and functional</text:p>
            </text:list-item>
          </text:list>
        </text:list-item>
        <text:list-item>
          <text:p text:style-name="P5">Non-repudiation – guaranteeing that a specific action or event has taken place and cannot be denied by the parties involved (think digital signatures)</text:p>
        </text:list-item>
        <text:list-item>
          <text:p text:style-name="P5">AAA of Security</text:p>
          <text:list>
            <text:list-item>
              <text:p text:style-name="P5">Authentication – verifying identity of user or system (username and password)</text:p>
            </text:list-item>
            <text:list-item>
              <text:p text:style-name="P5">Authorization – what actions or resources an authorized user can perform (rwx)</text:p>
            </text:list-item>
            <text:list-item>
              <text:p text:style-name="P5">Accounting – tracking user activities and resource usage (logging)</text:p>
            </text:list-item>
          </text:list>
        </text:list-item>
        <text:list-item>
          <text:p text:style-name="P5">Security Controls – measures or mechanisms put in place to mitigate risks and protect the CIA of info systems and data</text:p>
        </text:list-item>
        <text:list-item>
          <text:p text:style-name="P6">Zero Trust – security model based on the principle that no one, whether inside our outside of the organization, should be trusted by default</text:p>
        </text:list-item>
        <text:list-item>
          <text:p text:style-name="P6">Control Plane – consists of the adaptive identity, threat scope reduction, policy-driven access control, and secured zones</text:p>
        </text:list-item>
        <text:list-item>
          <text:p text:style-name="P6">Data Plane – focused on the subject/system, policy administrator, and establishing policy enforcement options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5:38:14.064609671</meta:creation-date>
    <dc:date>2025-02-03T15:59:25.509122778</dc:date>
    <meta:editing-duration>PT10M3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235" meta:character-count="1562" meta:non-whitespace-character-count="1348"/>
  </office:meta>
</office:document-meta>
</file>